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b1bbb" officeooo:paragraph-rsid="000b1bbb"/>
    </style:style>
    <style:style style:name="P2" style:family="paragraph" style:parent-style-name="Text_20_body">
      <style:text-properties officeooo:rsid="000c27a9" officeooo:paragraph-rsid="000c27a9"/>
    </style:style>
    <style:style style:name="P3" style:family="paragraph" style:parent-style-name="Text_20_body">
      <style:text-properties officeooo:rsid="000b1bbb" officeooo:paragraph-rsid="000b1bbb"/>
    </style:style>
    <style:style style:name="P4" style:family="paragraph" style:parent-style-name="Text_20_body">
      <style:text-properties officeooo:rsid="000e51d9" officeooo:paragraph-rsid="000e51d9"/>
    </style:style>
    <style:style style:name="P5" style:family="paragraph" style:parent-style-name="Heading_20_1">
      <style:text-properties officeooo:rsid="000b1bbb" officeooo:paragraph-rsid="000b1bbb"/>
    </style:style>
    <style:style style:name="P6" style:family="paragraph" style:parent-style-name="Heading_20_1">
      <style:text-properties officeooo:rsid="000e51d9" officeooo:paragraph-rsid="000e51d9"/>
    </style:style>
    <style:style style:name="P7" style:family="paragraph" style:parent-style-name="Heading_20_4">
      <style:text-properties officeooo:rsid="000b1bbb" officeooo:paragraph-rsid="000b1bbb"/>
    </style:style>
    <style:style style:name="T1" style:family="text">
      <style:text-properties officeooo:rsid="000e09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Getting VGG_S_rgb CNN working</text:h>
      <text:h text:style-name="P7" text:outline-level="4">Preparation</text:h>
      <text:p text:style-name="P1">First download the cnn and all of the pre-trained weights <text:a xlink:type="simple" xlink:href="https://dl.dropboxusercontent.com/u/38822310/DemoDir.zip" text:style-name="Internet_20_link" text:visited-style-name="Visited_20_Internet_20_Link">https://dl.dropboxusercontent.com/u/38822310/DemoDir.zip</text:a> </text:p>
      <text:p text:style-name="P1">Then go to <text:a xlink:type="simple" xlink:href="http://nbviewer.jupyter.org/urls/dl.dropboxusercontent.com/u/38822310/DemoDir/EmotiW_Demo.ipynb" text:style-name="Internet_20_link" text:visited-style-name="Visited_20_Internet_20_Link">http://nbviewer.jupyter.org/urls/dl.dropboxusercontent.com/u/38822310/DemoDir/EmotiW_Demo.ipynb</text:a> </text:p>
      <text:h text:style-name="P7" text:outline-level="4">Using the model</text:h>
      <text:p text:style-name="P1">Make sure when you open jupyter notebook you open it in the caffe environment. <text:s/>You should be able to copy the first two cells over without any errors. <text:s/>Be sure to change the DEMO_DIR in the first cell to be the path to the folder DemoDir extracted from the zip downloaded earlier.</text:p>
      <text:p text:style-name="P1">Now copy over the third cell. <text:s/><text:span text:style-name="T1">Add in the line mean=mean.mean(1).mean(1) after mean was declared.</text:span></text:p>
      <text:h text:style-name="P6" text:outline-level="1">Haar Face Detection</text:h>
      <text:p text:style-name="P4">Go to this website <text:a xlink:type="simple" xlink:href="http://docs.opencv.org/trunk/d7/d8b/tutorial_py_face_detection.html" text:style-name="Internet_20_link" text:visited-style-name="Visited_20_Internet_20_Link">http://docs.opencv.org/trunk/d7/d8b/tutorial_py_face_detection.html</text:a> and copy over the two blocks of code.</text:p>
      <text:p text:style-name="P4">The OpenCV xml library might not be in the default location. <text:s/>It is likely to be in usr/local/share/opencv directory. <text:s/>If not search through and find where the xml files are stored. The first block you will need to add the path to where those xml files are stored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21:05:12.733426673</meta:creation-date>
    <dc:date>2017-02-10T04:32:19.944857309</dc:date>
    <meta:editing-duration>PT30M5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154" meta:character-count="1062" meta:non-whitespace-character-count="911"/>
  </office:meta>
</office:document-meta>
</file>